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b59" officeooo:paragraph-rsid="000aeb1f"/>
    </style:style>
    <style:style style:name="P2" style:family="paragraph" style:parent-style-name="Standard">
      <style:text-properties officeooo:rsid="0013450e" officeooo:paragraph-rsid="000aeb1f"/>
    </style:style>
    <style:style style:name="P3" style:family="paragraph" style:parent-style-name="Standard">
      <style:text-properties officeooo:rsid="00139941" officeooo:paragraph-rsid="000aeb1f"/>
    </style:style>
    <style:style style:name="P4" style:family="paragraph" style:parent-style-name="Standard">
      <style:text-properties officeooo:rsid="00147c8c" officeooo:paragraph-rsid="000aeb1f"/>
    </style:style>
    <style:style style:name="T1" style:family="text">
      <style:text-properties officeooo:rsid="001716d3"/>
    </style:style>
    <style:style style:name="T2" style:family="text">
      <style:text-properties officeooo:rsid="00139941"/>
    </style:style>
    <style:style style:name="T3" style:family="text">
      <style:text-properties officeooo:rsid="00141b59"/>
    </style:style>
    <style:style style:name="T4" style:family="text">
      <style:text-properties officeooo:rsid="00170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i InitBean.java:</text:p>
      <text:p text:style-name="P2">- csv einlesen, <text:span text:style-name="T1">Variante 4</text:span> (mit Hilfe)</text:p>
      <text:p text:style-name="P2">- <text:span text:style-name="T2">mit Lambda (selber)</text:span></text:p>
      <text:p text:style-name="P2"/>
      <text:p text:style-name="P3">Race.java:</text:p>
      <text:p text:style-name="P3">- Entity (selber)</text:p>
      <text:p text:style-name="P3">- Table (selber)</text:p>
      <text:p text:style-name="P3">- NamedQueries (selber)</text:p>
      <text:p text:style-name="P3">- NamedQuery (selber)</text:p>
      <text:p text:style-name="P3">- Id</text:p>
      <text:p text:style-name="P3">- GeneratedValue (selber)</text:p>
      <text:p text:style-name="P3"/>
      <text:p text:style-name="P3"><text:span text:style-name="T3">Drive</text:span>.java:</text:p>
      <text:p text:style-name="P3">- Entity (selber)</text:p>
      <text:p text:style-name="P3">- Table (selber)</text:p>
      <text:p text:style-name="P3">- NamedQueries (selber)</text:p>
      <text:p text:style-name="P3">- NamedQuery (selber)</text:p>
      <text:p text:style-name="P3">- Id <text:span text:style-name="T4">(selber)</text:span></text:p>
      <text:p text:style-name="P3">- GeneratedValue (selber)</text:p>
      <text:p text:style-name="P3"/>
      <text:p text:style-name="P4">ResultsRestClient.java:</text:p>
      <text:p text:style-name="P4">- methode readResultsFromEndpoint <text:span text:style-name="T2">(selber)</text:span></text:p>
      <text:p text:style-name="P4">- methode persistResult <text:span text:style-name="T2">(selber)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6:52:44.255866622</meta:creation-date>
    <dc:date>2019-11-15T16:53:16.538621861</dc:date>
    <meta:editing-duration>PT32S</meta:editing-duration>
    <meta:editing-cycles>1</meta:editing-cycles>
    <meta:document-statistic meta:table-count="0" meta:image-count="0" meta:object-count="0" meta:page-count="1" meta:paragraph-count="20" meta:word-count="59" meta:character-count="416" meta:non-whitespace-character-count="377"/>
    <meta:generator>LibreOffice/6.0.7.3$Linux_X86_64 LibreOffice_project/00m0$Build-3</meta:generator>
  </office:meta>
</office:document-meta>
</file>